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c08aa"/>
    </style:style>
    <style:style style:name="P2" style:family="paragraph" style:parent-style-name="Standard">
      <style:paragraph-properties fo:margin-left="0cm" fo:margin-right="-1.016cm" fo:text-indent="0cm" style:auto-text-indent="false"/>
      <style:text-properties officeooo:paragraph-rsid="000c08aa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officeooo:paragraph-rsid="000c08aa"/>
    </style:style>
    <style:style style:name="P4" style:family="paragraph" style:parent-style-name="Normal1">
      <style:paragraph-properties fo:text-align="justify" style:justify-single-word="false"/>
      <style:text-properties officeooo:paragraph-rsid="000c08aa"/>
    </style:style>
    <style:style style:name="P5" style:family="paragraph" style:parent-style-name="Normal1">
      <style:paragraph-properties>
        <style:tab-stops>
          <style:tab-stop style:position="1.251cm"/>
          <style:tab-stop style:position="15.007cm" style:leader-style="dotted" style:leader-text="."/>
        </style:tab-stops>
      </style:paragraph-properties>
      <style:text-properties officeooo:paragraph-rsid="000c08aa"/>
    </style:style>
    <style:style style:name="P6" style:family="paragraph" style:parent-style-name="Normal1">
      <style:text-properties fo:font-style="italic" fo:font-weight="bold" officeooo:paragraph-rsid="000c08aa" style:font-style-asian="italic" style:font-weight-asian="bold"/>
    </style:style>
    <style:style style:name="P7" style:family="paragraph" style:parent-style-name="Normal1">
      <style:text-properties fo:language="en" fo:country="US" officeooo:paragraph-rsid="000c08aa"/>
    </style:style>
    <style:style style:name="P8" style:family="paragraph" style:parent-style-name="Normal1">
      <style:text-properties officeooo:paragraph-rsid="000c08aa"/>
    </style:style>
    <style:style style:name="P9" style:family="paragraph" style:parent-style-name="Normal1">
      <style:text-properties officeooo:paragraph-rsid="000c56c9"/>
    </style:style>
    <style:style style:name="P10" style:family="paragraph" style:parent-style-name="Normal1">
      <style:text-properties officeooo:rsid="000de2e8" officeooo:paragraph-rsid="000de2e8"/>
    </style:style>
    <style:style style:name="P11" style:family="paragraph" style:parent-style-name="Normal1">
      <style:text-properties fo:font-weight="bold" officeooo:rsid="000f915a" officeooo:paragraph-rsid="000f915a" style:font-weight-asian="bold" style:font-weight-complex="bold"/>
    </style:style>
    <style:style style:name="P12" style:family="paragraph" style:parent-style-name="Normal1">
      <style:text-properties officeooo:paragraph-rsid="000f915a"/>
    </style:style>
    <style:style style:name="P13" style:family="paragraph" style:parent-style-name="Normal1" style:list-style-name="">
      <style:paragraph-properties fo:margin-left="0.998cm" fo:margin-right="0cm" fo:text-indent="-0.499cm" style:auto-text-indent="false"/>
      <style:text-properties officeooo:paragraph-rsid="000c08aa"/>
    </style:style>
    <style:style style:name="P14" style:family="paragraph" style:parent-style-name="Normal1">
      <style:paragraph-properties fo:keep-together="always" fo:keep-with-next="always"/>
      <style:text-properties officeooo:paragraph-rsid="000c08aa"/>
    </style:style>
    <style:style style:name="P15" style:family="paragraph" style:parent-style-name="Normal1">
      <style:paragraph-properties fo:keep-together="always" fo:keep-with-next="always"/>
      <style:text-properties officeooo:rsid="0011c52a" officeooo:paragraph-rsid="0011c52a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08aa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0c08aa"/>
    </style:style>
    <style:style style:name="T6" style:family="text">
      <style:text-properties fo:language="en" fo:country="GB" officeooo:rsid="000c56c9"/>
    </style:style>
    <style:style style:name="T7" style:family="text">
      <style:text-properties fo:language="en" fo:country="GB" officeooo:rsid="000f915a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bold" style:font-style-asian="italic" style:font-weight-asian="bold" style:font-style-complex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de" fo:country="DE"/>
    </style:style>
    <style:style style:name="T13" style:family="text">
      <style:text-properties fo:language="nl" fo:country="NL"/>
    </style:style>
    <style:style style:name="T14" style:family="text">
      <style:text-properties style:font-style-complex="italic"/>
    </style:style>
    <style:style style:name="T15" style:family="text">
      <style:text-properties officeooo:rsid="000c08aa"/>
    </style:style>
    <style:style style:name="T16" style:family="text">
      <style:text-properties officeooo:rsid="000c56c9"/>
    </style:style>
    <style:style style:name="T17" style:family="text">
      <style:text-properties officeooo:rsid="000de2e8"/>
    </style:style>
    <style:style style:name="T18" style:family="text">
      <style:text-properties officeooo:rsid="000f915a"/>
    </style:style>
    <style:style style:name="T19" style:family="text">
      <style:text-properties officeooo:rsid="0011701e"/>
    </style:style>
    <style:style style:name="T20" style:family="text">
      <style:text-properties officeooo:rsid="0011c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ravaux Dirigés Intelligence Artificielle (1h30)</text:span></text:p>
      <text:p text:style-name="P8"/>
      <text:p text:style-name="P8"><text:span text:style-name="T1">Environnement common Lisp</text:span></text:p>
      <text:p text:style-name="P8"/>
      <text:p text:style-name="P8">Dans une fenêtre Unix, taper clisp.</text:p>
      <text:p text:style-name="P8"/>
      <text:p text:style-name="P8"/>
      <text:p text:style-name="P8"/>
      <text:p text:style-name="P8">EXERCICE 1.</text:p>
      <text:p text:style-name="P8"/>
      <text:p text:style-name="P4">Evaluer les expressions suivantes. Noter les messages d’erreur et ce qui se passe lorsqu’il manque une parenthèse ou lorsqu’il y en a trop. <text:s/>Pour bien comprendre un résultat, évaluer l’expression la plus interne jusqu’à l’expression globale.</text:p>
      <text:p text:style-name="P4"/>
      <text:p text:style-name="P8">Ex : <text:s/>Pour (car <text:s/>(cdr <text:s/>' (a b c) ) <text:s/>), évaluer <text:s text:c="2"/>(cdr <text:s/>' (a b c) <text:s/>) = (b c) puis <text:s/>(car <text:s/>' (b c) ) <text:s text:c="2"/>= b</text:p>
      <text:p text:style-name="P8"/>
      <text:p text:style-name="P4">Après une erreur, l’interpréteur affiche un message d’erreur et se met en mode debug qui permet éventuellement de corriger l’erreur. Taper <text:span text:style-name="T1">:q</text:span> pour sortir de ce mode.</text:p>
      <text:p text:style-name="P8"/>
      <text:p text:style-name="P8"/>
      <text:p text:style-name="P8"/>
      <text:p text:style-name="P8"><text:tab/>(car <text:s/>' (a b c) ) <text:s/><text:span text:style-name="T15">A</text:span></text:p>
      <text:p text:style-name="P8"><text:tab/><text:span text:style-name="T2">(cdr '(a b c)) </text:span><text:span text:style-name="T3">(B C )</text:span></text:p>
      <text:p text:style-name="P8"><text:span text:style-name="T2"><text:tab/>(cdr '(a)) </text:span><text:span text:style-name="T3">NIL</text:span></text:p>
      <text:p text:style-name="P8"><text:span text:style-name="T2"><text:tab/>(car (a b c)) </text:span><text:span text:style-name="T3">ERROR UNDEFINED FUNCTION A</text:span></text:p>
      <text:p text:style-name="P8"><text:span text:style-name="T2"><text:tab/>(car '((+ 2 3) (+ 6 7) ) ) </text:span><text:span text:style-name="T3">(+ 2 3 )</text:span></text:p>
      <text:p text:style-name="P8"><text:span text:style-name="T2"><text:tab/>(car ((+ 2 3) (+ 6 7) ) ) </text:span><text:span text:style-name="T3">ERROR</text:span></text:p>
      <text:p text:style-name="P8"><text:span text:style-name="T2"><text:tab/>(car (list (+ 2 3) (+ 6 7) ) ) </text:span><text:span text:style-name="T3">5 il evalue la valeur mais si on lui met ' devant les deux sous listes, il calcule pas mais prend tel quel l'expression</text:span></text:p>
      <text:p text:style-name="P8"><text:span text:style-name="T2"><text:tab/>(cadar (cdr '( <text:s text:c="3"/>(a b) <text:s text:c="3"/>(a (b c)) <text:s text:c="2"/>d) <text:s text:c="3"/>) ) <text:s text:c="3"/></text:span><text:span text:style-name="T3">(b c)</text:span></text:p>
      <text:p text:style-name="P8"><text:span text:style-name="T2"><text:tab/></text:span><text:span text:style-name="T4">(caadr '((a b) (a (b c)) d) ) <text:s/></text:span><text:span text:style-name="T5">a</text:span></text:p>
      <text:p text:style-name="P5"><text:span text:style-name="T4"><text:tab/>(cons '((a b) c) ' (a (b c)) ) <text:s/></text:span><text:span text:style-name="T5">(((A B) C) A (B C))</text:span></text:p>
      <text:p text:style-name="P5"><text:span text:style-name="T4"><text:tab/>(append </text:span><text:span text:style-name="T2">'(h j) () ' ( o p)) </text:span><text:span text:style-name="T3">(H j o p) il ne met pas latome nil au milieu</text:span></text:p>
      <text:p text:style-name="P8"><text:span text:style-name="T4"><text:tab/>(append <text:s/>' ((a b)(c d)) ' (e f)) </text:span><text:span text:style-name="T5">((A B) (C D) E F)</text:span></text:p>
      <text:p text:style-name="P8"><text:span text:style-name="T4"><text:tab/>(atom (cadr '(a (b) c (d)))) </text:span><text:span text:style-name="T6">nill l'espace n'est pas necessaire</text:span></text:p>
      <text:p text:style-name="P8"><text:span text:style-name="T4"><text:tab/>(listp (car '((a b c) d e) )) </text:span><text:span text:style-name="T6">T</text:span><text:span text:style-name="T4"> </text:span><text:span text:style-name="T6">teste si l'argument est une liste</text:span></text:p>
      <text:p text:style-name="P8"><text:span text:style-name="T4"><text:tab/>(null 'a) </text:span><text:span text:style-name="T6">NILL</text:span></text:p>
      <text:p text:style-name="P8"><text:span text:style-name="T4"><text:tab/>(equal <text:s/>'(a (b c)) <text:s/>'(a (b) c)) </text:span><text:span text:style-name="T6">NILL</text:span></text:p>
      <text:p text:style-name="P8"><text:span text:style-name="T4"><text:tab/>(member <text:s/>'a '((a) b) ) </text:span><text:span text:style-name="T6">NILL</text:span></text:p>
      <text:p text:style-name="P8"><text:span text:style-name="T4"><text:tab/>(member <text:s/>'a 'a) </text:span><text:span text:style-name="T6">ERROR IL FAUT UNE LISTE EN 2 EME</text:span></text:p>
      <text:p text:style-name="P9"><text:span text:style-name="T4"><text:tab/>(member <text:s/>'a '(1 a 2 b)) </text:span><text:span text:style-name="T6">(A 2 B)</text:span></text:p>
      <text:p text:style-name="P8"><text:span text:style-name="T4"><text:tab/></text:span>(+ 2 3)) ;Que provoque la présence d’une parenthèse fermante supplémentaire ? <text:span text:style-name="T16">ERREUR </text:span></text:p>
      <text:p text:style-name="P8"><text:tab/>(car <text:s/>'(a b) <text:s/>;Que provoque le manque de parenthèse fermante ? <text:span text:style-name="T16">IL ATTEND UNE PARENTHESE</text:span></text:p>
      <text:p text:style-name="P8"><text:tab/>(nth 3 ' (1 2 3 4 5)) ; que fait cette fonction ? <text:span text:style-name="T17">Nth renvoie le rang numero 3 dans la liste et il commence a 0</text:span></text:p>
      <text:p text:style-name="P8"><text:tab/>(nthcdr <text:s/>3 ' (1 2 3 4 5)) ; que fait cette fonction ? <text:span text:style-name="T17">Prend le rang 3 et fait un cdr de tous les elements d'avant</text:span></text:p>
      <text:p text:style-name="P8"/>
      <text:p text:style-name="P13"/>
      <text:p text:style-name="P13"/>
      <text:p text:style-name="P8">EXERCICE 2.</text:p>
      <text:p text:style-name="P8"><text:soft-page-break/>Écrire les formes LISP qui renvoient l'atome <text:span text:style-name="T1">A</text:span> à partir de (c e (d a) f), puis de ((x y) ((a) b))</text:p>
      <text:p text:style-name="P10">(cadadr (cdr '(c e (d a) f))) → A</text:p>
      <text:p text:style-name="P11">(caaadr '((x y) ((a) b))) --&gt;A</text:p>
      <text:p text:style-name="P8"/>
      <text:p text:style-name="P8">EXERCICE 3.</text:p>
      <text:p text:style-name="P8">Remplir le tableau suivant</text:p>
      <text:p text:style-name="P8"/>
      <text:p text:style-name="P8">arg1<text:tab/><text:tab/>arg2<text:tab/><text:tab/>append<text:tab/><text:tab/> <text:s text:c="6"/>list<text:tab/><text:tab/> <text:s text:c="3"/>cons</text:p>
      <text:p text:style-name="P8"><text:span text:style-name="T4">(a b)<text:tab/><text:tab/>(c d) <text:s text:c="15"/></text:span><text:span text:style-name="T7">( a b c d ) <text:s text:c="13"/>((a b) (c d)) <text:s text:c="14"/>((a b) c d)</text:span></text:p>
      <text:p text:style-name="P8"><text:span text:style-name="T4">a<text:tab/><text:tab/>(c d) <text:s text:c="16"/></text:span><text:span text:style-name="T7">error <text:s text:c="20"/>( a ( c d )) <text:s text:c="16"/>(a c d )</text:span></text:p>
      <text:p text:style-name="P12"><text:span text:style-name="T4">(a b)<text:tab/><text:tab/>c <text:s text:c="21"/></text:span><text:span text:style-name="T7">(A B . C) <text:s text:c="14"/>( (a b ) c) <text:s text:c="17"/>((a b ) . c)</text:span></text:p>
      <text:p text:style-name="P12"><text:span text:style-name="T4">((a b)(c d))<text:tab/>(e f) <text:s text:c="15"/></text:span><text:span text:style-name="T7">((a b) ( c d ) e f ) <text:s text:c="3"/>( ((a b)(c d)) <text:s/>(e f)) <text:s text:c="2"/>(((a b)(c d)) <text:s/>e f )</text:span></text:p>
      <text:p text:style-name="P12">(a b)<text:tab/><text:tab/>() <text:s text:c="19"/><text:span text:style-name="T18">(a b ) <text:s text:c="21"/>((A B) NIL) <text:s text:c="12"/>((a b ))</text:span></text:p>
      <text:p text:style-name="P8">()<text:tab/><text:tab/>(a b) <text:s text:c="14"/><text:span text:style-name="T18">(a b) <text:s text:c="22"/>( nil (a b)) <text:s text:c="15"/>( nill a b)</text:span></text:p>
      <text:p text:style-name="P8">a<text:tab/><text:tab/>() <text:s text:c="19"/><text:span text:style-name="T18">erreur <text:s text:c="19"/>(a nil) <text:s text:c="20"/>(a) <text:s/></text:span></text:p>
      <text:p text:style-name="P8"/>
      <text:p text:style-name="P8"/>
      <text:p text:style-name="P8"><text:span text:style-name="T1">Fonction </text:span><text:span text:style-name="T8">load</text:span></text:p>
      <text:p text:style-name="P6"/>
      <text:p text:style-name="P8">Ecrire les fonctions utilisateur dans un fichier texte, puis charger le fichier dans l’environnement lisp à l’aide de la fonction <text:span text:style-name="T8">load</text:span>.</text:p>
      <text:p text:style-name="P8"/>
      <text:p text:style-name="P8">La fonction <text:span text:style-name="T8">load</text:span> permet de charger un fichier texte avec</text:p>
      <text:p text:style-name="P8"><text:s/>(load "cheminAPartirDeVotreHome/nomDuFichier")</text:p>
      <text:p text:style-name="P8">Ex : <text:s/>(load "IA/td1.txt")</text:p>
      <text:p text:style-name="P8"/>
      <text:p text:style-name="P8"><text:span text:style-name="T1">Fonction </text:span><text:span text:style-name="T8">trace</text:span></text:p>
      <text:p text:style-name="P8">La fonction <text:span text:style-name="T8">trace</text:span> permet de tracer une fonction utilisateur en affichant tous les appels récursifs de cette fonction. <text:s/>On écrit :</text:p>
      <text:p text:style-name="P8">(trace nomDeLaFonction)</text:p>
      <text:p text:style-name="P8">Ex : <text:s/>avec la fonction <text:span text:style-name="T10">rem</text:span> définie par</text:p>
      <text:p text:style-name="P8"><text:span text:style-name="T2">(defun rem(x l)</text:span></text:p>
      <text:p text:style-name="P8"><text:span text:style-name="T2"><text:s text:c="2"/>(cond ((null l) nil)</text:span></text:p>
      <text:p text:style-name="P8"><text:span text:style-name="T2"><text:s text:c="11"/>((eq (car l) x) (rem x (cdr l)) )</text:span></text:p>
      <text:p text:style-name="P8"><text:s text:c="11"/>(T (cons (car l) (rem x (cdr l)))<text:span text:style-name="T19">)</text:span></text:p>
      <text:p text:style-name="P8"><text:span text:style-name="T2">) )</text:span></text:p>
      <text:p text:style-name="P7"/>
      <text:p text:style-name="P8"><text:span text:style-name="T2">(trace rem)</text:span></text:p>
      <text:p text:style-name="P7"/>
      <text:p text:style-name="P8"><text:span text:style-name="T2">(rem 'b ' (a b c b d) ) <text:s/></text:span></text:p>
      <text:p text:style-name="P7"/>
      <text:p text:style-name="P8">Pour enlever la trace de la fonction <text:span text:style-name="T8">rem</text:span>, écrire (untrace rem<text:bookmark text:name="_GoBack"/>) ou (untrace).</text:p>
      <text:p text:style-name="P8"><text:s/>(untrace) supprime toutes les traces actives.</text:p>
      <text:p text:style-name="P8"/>
      <text:p text:style-name="P15">COMMENTAIRE COMMENCE PAR ;</text:p>
      <text:p text:style-name="P14"/>
      <text:p text:style-name="P14">EXERCICE 4</text:p>
      <text:p text:style-name="P14">Ecrire la <text:s/>fonction <text:span text:style-name="T8">alt</text:span> (L) qui retourne une liste dont les éléments sont les éléments de rang impair de la liste L.</text:p>
      <text:p text:style-name="P8"/>
      <text:p text:style-name="P8"><text:s/><text:span text:style-name="T2">? (ALT '( A B C D E))</text:span></text:p>
      <text:p text:style-name="P8"><text:span text:style-name="T12">= (A C E)<text:tab/></text:span></text:p>
      <text:p text:style-name="P8"><text:soft-page-break/><text:span text:style-name="T13">? (ALT NIL) </text:span></text:p>
      <text:p text:style-name="P8"><text:span text:style-name="T13">= NIL<text:tab/></text:span></text:p>
      <text:p text:style-name="P8">? (ALT '(A)) </text:p>
      <text:p text:style-name="P8">= (A)</text:p>
      <text:p text:style-name="P8"/>
      <text:p text:style-name="P8"/>
      <text:p text:style-name="P8">EXERCICE 5.</text:p>
      <text:p text:style-name="P8">a) Ecrire la fonction <text:span text:style-name="T8">aLaFin</text:span> (x l) qui renvoie la liste obtenue en ajoutant <text:span text:style-name="T8">x</text:span> à la fin de la liste<text:span text:style-name="T8"> l</text:span>.</text:p>
      <text:p text:style-name="P8">? <text:s/>(aLaFin 'D '( A B C)) = (A B C D)</text:p>
      <text:p text:style-name="P8"/>
      <text:p text:style-name="P8">Ecrire à l’aide de <text:span text:style-name="T8">aLaFin,</text:span> la fonction la fonction <text:span text:style-name="T8">inverse</text:span> (l) qui inverse les éléménts d'une liste au premier niveau.</text:p>
      <text:p text:style-name="P8"><text:span text:style-name="T2">? (INVER</text:span><text:span text:style-name="T4">SE '( A B C D E))</text:span></text:p>
      <text:p text:style-name="P8"><text:span text:style-name="T4">= (E D C B A)</text:span></text:p>
      <text:p text:style-name="P1"/>
      <text:p text:style-name="P1"/>
      <text:p text:style-name="P8">EXERCICE 6.</text:p>
      <text:p text:style-name="P2">Écrire une version récursive de la fonction <text:span text:style-name="T9">somme</text:span><text:span text:style-name="T14">(l)</text:span> qui calcule la somme de tous les nombres d’une liste plate. </text:p>
      <text:p text:style-name="P2"> ? (<text:span text:style-name="T11">somme</text:span> ' (1 a b 2 4 9) )</text:p>
      <text:p text:style-name="P2"><text:tab/><text:tab/>= 16</text:p>
      <text:p text:style-name="P8">EXERCICE 7.</text:p>
      <text:p text:style-name="P8">Écrire une fonction <text:span text:style-name="T8">remplace </text:span>(x y l) qui remplace toutes les occurrences de <text:span text:style-name="T8">x</text:span> par <text:span text:style-name="T8">y</text:span> dans la liste l.</text:p>
      <text:p text:style-name="P8">? (<text:span text:style-name="T10">remplace</text:span> 'g ' f ' (z g l g m)) = (z f l f m)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1" style:family="paragraph" style:parent-style-name="Standard" style:default-outline-level="">
      <style:paragraph-properties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56:47.216882373</meta:creation-date>
    <dc:date>2017-09-27T15:54:31.965630913</dc:date>
    <meta:editing-duration>PT56M4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85" meta:word-count="884" meta:character-count="4405" meta:non-whitespace-character-count="3144"/>
  </office:meta>
</office:document-meta>
</file>